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158FD090B6EFE17BF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6.854cm" fo:min-width="7.75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8cm" fo:min-width="3.372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3.5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Times New Roman"/>
    </style:style>
    <style:style style:name="P5" style:family="paragraph">
      <loext:graphic-properties draw:fill-color="#ffffff"/>
      <style:paragraph-properties fo:text-align="center"/>
      <style:text-properties style:font-name="Times New Roman"/>
    </style:style>
    <style:style style:name="P6" style:family="paragraph">
      <loext:graphic-properties draw:fill="soli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7.104cm" svg:x="6.426cm" svg:y="1.643cm">
          <text:p/>
          <draw:enhanced-geometry svg:viewBox="0 0 21600 21600" draw:type="rectangle" draw:enhanced-path="M 0 0 L 21600 0 21600 21600 0 21600 0 0 Z N"/>
        </draw:custom-shape>
        <draw:g xml:id="id1" draw:id="id1">
          <draw:frame draw:style-name="gr2" draw:text-style-name="P2" draw:layer="layout" svg:width="2.036cm" svg:height="3.556cm" svg:x="2.27cm" svg:y="2.905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3" draw:text-style-name="P3" draw:layer="layout" svg:width="2.128cm" svg:height="0.954cm" svg:x="2.304cm" svg:y="6.396cm">
            <draw:text-box>
              <text:p>Player</text:p>
            </draw:text-box>
          </draw:frame>
        </draw:g>
        <draw:custom-shape draw:style-name="gr4" draw:text-style-name="P5" xml:id="id2" draw:id="id2" draw:layer="layout" svg:width="5.588cm" svg:height="1.524cm" svg:x="7.824cm" svg:y="2.313cm">
          <text:p text:style-name="P4">Profile Cre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5.588cm" svg:height="1.524cm" svg:x="7.798cm" svg:y="4.342cm">
          <text:p text:style-name="P4">Profile Mod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4.432cm" svg:y1="5.127cm" svg:x2="7.824cm" svg:y2="3.075cm" draw:start-shape="id1" draw:start-glue-point="1" draw:end-shape="id2" draw:end-glue-point="6" svg:d="M4432 5127l3392-2052" svg:viewBox="0 0 3393 2053">
          <text:p/>
        </draw:connector>
        <draw:connector draw:style-name="gr5" draw:text-style-name="P6" draw:layer="layout" draw:type="line" svg:x1="4.432cm" svg:y1="5.127cm" svg:x2="7.798cm" svg:y2="5.104cm" draw:start-shape="id1" draw:start-glue-point="1" draw:end-shape="id3" draw:end-glue-point="6" svg:d="M4432 5127l3366-23" svg:viewBox="0 0 3367 24">
          <text:p/>
        </draw:connector>
        <draw:custom-shape draw:style-name="gr4" draw:text-style-name="P5" xml:id="id4" draw:id="id4" draw:layer="layout" svg:width="5.588cm" svg:height="1.524cm" svg:x="7.825cm" svg:y="6.514cm">
          <text:p text:style-name="P4">Profile Dele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4.432cm" svg:y1="5.127cm" svg:x2="7.825cm" svg:y2="7.276cm" draw:start-shape="id1" draw:start-glue-point="1" draw:end-shape="id4" draw:end-glue-point="6" svg:d="M4432 5127l3393 2149" svg:viewBox="0 0 3394 2150">
          <text:p/>
        </draw:connector>
        <draw:custom-shape draw:style-name="gr6" draw:text-style-name="P2" xml:id="id5" draw:id="id5" draw:layer="layout" svg:width="4.064cm" svg:height="1.905cm" svg:x="16.494cm" svg:y="4.175cm">
          <text:p text:style-name="P2">Steam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6.494cm" svg:y1="5.127cm" svg:x2="13.412cm" svg:y2="3.075cm" draw:start-shape="id5" draw:start-glue-point="3" draw:end-shape="id2" draw:end-glue-point="10" svg:d="M16494 5127l-3082-2052" svg:viewBox="0 0 3083 2053">
          <text:p/>
        </draw:connector>
        <draw:connector draw:style-name="gr5" draw:text-style-name="P6" draw:layer="layout" draw:type="line" svg:x1="16.494cm" svg:y1="5.127cm" svg:x2="13.386cm" svg:y2="5.104cm" draw:start-shape="id5" draw:start-glue-point="3" draw:end-shape="id3" draw:end-glue-point="10" svg:d="M16494 5127l-3108-23" svg:viewBox="0 0 3109 24">
          <text:p/>
        </draw:connector>
        <draw:connector draw:style-name="gr5" draw:text-style-name="P6" draw:layer="layout" draw:type="line" svg:x1="16.494cm" svg:y1="5.127cm" svg:x2="13.413cm" svg:y2="7.276cm" draw:start-shape="id5" draw:start-glue-point="3" draw:end-shape="id4" draw:end-glue-point="10" svg:d="M16494 5127l-3081 2149" svg:viewBox="0 0 3082 215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8:11:37.052000000</meta:creation-date>
    <dc:date>2022-02-11T23:00:12.467000000</dc:date>
    <meta:editing-duration>PT4M17S</meta:editing-duration>
    <meta:editing-cycles>16</meta:editing-cycles>
    <meta:generator>LibreOffice/6.4.6.2$Windows_X86_64 LibreOffice_project/0ce51a4fd21bff07a5c061082cc82c5ed232f115</meta:generator>
    <meta:document-statistic meta:object-count="14"/>
  </office:meta>
</office:document-meta>
</file>